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10 Pitch" svg:font-family="'Courier 10 Pitch'" style:font-pitch="fixed"/>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3" style:family="table">
      <style:table-properties style:width="14.143cm" table:align="center" style:writing-mode="lr-tb"/>
    </style:style>
    <style:style style:name="Tabla3.A" style:family="table-column">
      <style:table-column-properties style:column-width="4.401cm"/>
    </style:style>
    <style:style style:name="Tabla3.B" style:family="table-column">
      <style:table-column-properties style:column-width="0.27cm"/>
    </style:style>
    <style:style style:name="Tabla3.C" style:family="table-column">
      <style:table-column-properties style:column-width="4.096cm"/>
    </style:style>
    <style:style style:name="Tabla3.E" style:family="table-column">
      <style:table-column-properties style:column-width="5.106cm"/>
    </style:style>
    <style:style style:name="Tabla3.1" style:family="table-row">
      <style:table-row-properties fo:keep-together="auto"/>
    </style:style>
    <style:style style:name="Tabla3.A1" style:family="table-cell">
      <style:table-cell-properties style:vertical-align="top" fo:background-color="#b3b3b3" fo:padding="0.097cm" fo:border="0.05pt solid #000000" style:writing-mode="lr-tb">
        <style:background-image/>
      </style:table-cell-properties>
    </style:style>
    <style:style style:name="Tabla3.B1" style:family="table-cell">
      <style:table-cell-properties style:vertical-align="top" fo:padding="0.097cm" fo:border="none" style:writing-mode="lr-tb"/>
    </style:style>
    <style:style style:name="Tabla3.C1" style:family="table-cell">
      <style:table-cell-properties style:vertical-align="top" fo:background-color="#b3b3b3" fo:padding="0.097cm" fo:border-left="0.05pt solid #000000" fo:border-right="none" fo:border-top="0.05pt solid #000000" fo:border-bottom="0.05pt solid #000000" style:writing-mode="lr-tb">
        <style:background-image/>
      </style:table-cell-properties>
    </style:style>
    <style:style style:name="Tabla3.D1" style:family="table-cell">
      <style:table-cell-properties style:vertical-align="top" fo:padding="0.097cm" fo:border-left="0.05pt solid #000000" fo:border-right="0.05pt solid #000000" fo:border-top="none" fo:border-bottom="none" style:writing-mode="lr-tb"/>
    </style:style>
    <style:style style:name="Tabla3.A2" style:family="table-cell">
      <style:table-cell-properties style:vertical-align="top" fo:padding="0.097cm" fo:border="0.05pt solid #000000" style:writing-mode="lr-tb"/>
    </style:style>
    <style:style style:name="Tabla3.B2" style:family="table-cell">
      <style:table-cell-properties style:vertical-align="top" fo:padding="0.097cm" fo:border="none" style:writing-mode="lr-tb"/>
    </style:style>
    <style:style style:name="Tabla3.C2" style:family="table-cell">
      <style:table-cell-properties style:vertical-align="top" fo:padding="0.097cm" fo:border="0.05pt solid #000000" style:writing-mode="lr-tb"/>
    </style:style>
    <style:style style:name="Tabla3.D2" style:family="table-cell">
      <style:table-cell-properties style:vertical-align="top" fo:padding="0.097cm" fo:border-left="0.05pt solid #000000" fo:border-right="0.05pt solid #000000" fo:border-top="none" fo:border-bottom="none" style:writing-mode="lr-tb"/>
    </style:style>
    <style:style style:name="Tabla3.E2" style:family="table-cell">
      <style:table-cell-properties style:vertical-align="top" fo:padding="0.097cm" fo:border="0.05pt solid #000000" style:writing-mode="lr-tb"/>
    </style:style>
    <style:style style:name="Tabla3.A3" style:family="table-cell">
      <style:table-cell-properties style:vertical-align="top" fo:padding="0.097cm" fo:border-left="0.05pt solid #000000" fo:border-right="0.05pt solid #000000" fo:border-top="none" fo:border-bottom="0.05pt solid #000000" style:writing-mode="lr-tb"/>
    </style:style>
    <style:style style:name="Tabla3.B3" style:family="table-cell">
      <style:table-cell-properties style:vertical-align="top" fo:padding="0.097cm" fo:border="none" style:writing-mode="lr-tb"/>
    </style:style>
    <style:style style:name="Tabla3.C3" style:family="table-cell">
      <style:table-cell-properties style:vertical-align="top" fo:padding="0.097cm" fo:border-left="0.05pt solid #000000" fo:border-right="0.05pt solid #000000" fo:border-top="none" fo:border-bottom="0.05pt solid #000000" style:writing-mode="lr-tb"/>
    </style:style>
    <style:style style:name="Tabla3.D3" style:family="table-cell">
      <style:table-cell-properties style:vertical-align="top" fo:padding="0.097cm" fo:border-left="0.05pt solid #000000" fo:border-right="0.05pt solid #000000" fo:border-top="none" fo:border-bottom="none" style:writing-mode="lr-tb"/>
    </style:style>
    <style:style style:name="Tabla3.E3" style:family="table-cell">
      <style:table-cell-properties style:vertical-align="top" fo:padding="0.097cm" fo:border-left="0.05pt solid #000000" fo:border-right="0.05pt solid #000000" fo:border-top="none" fo:border-bottom="0.05pt solid #000000" style:writing-mode="lr-tb"/>
    </style:style>
    <style:style style:name="Tabla3.A4" style:family="table-cell">
      <style:table-cell-properties style:vertical-align="top" fo:padding="0.097cm" fo:border-left="0.05pt solid #000000" fo:border-right="0.05pt solid #000000" fo:border-top="none" fo:border-bottom="0.05pt solid #000000" style:writing-mode="lr-tb"/>
    </style:style>
    <style:style style:name="Tabla3.B4" style:family="table-cell">
      <style:table-cell-properties style:vertical-align="top" fo:padding="0.097cm" fo:border="none" style:writing-mode="lr-tb"/>
    </style:style>
    <style:style style:name="Tabla3.C4" style:family="table-cell">
      <style:table-cell-properties style:vertical-align="top" fo:padding="0.097cm" fo:border-left="0.05pt solid #000000" fo:border-right="0.05pt solid #000000" fo:border-top="none" fo:border-bottom="0.05pt solid #000000" style:writing-mode="lr-tb"/>
    </style:style>
    <style:style style:name="Tabla3.D4" style:family="table-cell">
      <style:table-cell-properties style:vertical-align="top" fo:padding="0.097cm" fo:border-left="0.05pt solid #000000" fo:border-right="0.05pt solid #000000" fo:border-top="none" fo:border-bottom="none" style:writing-mode="lr-tb"/>
    </style:style>
    <style:style style:name="Tabla3.E4" style:family="table-cell">
      <style:table-cell-properties style:vertical-align="top" fo:padding="0.097cm" fo:border-left="0.05pt solid #000000" fo:border-right="0.05pt solid #000000" fo:border-top="none" fo:border-bottom="0.05pt solid #000000" style:writing-mode="lr-tb"/>
    </style:style>
    <style:style style:name="Tabla3.A5" style:family="table-cell">
      <style:table-cell-properties style:vertical-align="top" fo:padding="0.097cm" fo:border-left="0.05pt solid #000000" fo:border-right="0.05pt solid #000000" fo:border-top="none" fo:border-bottom="0.05pt solid #000000" style:writing-mode="lr-tb"/>
    </style:style>
    <style:style style:name="Tabla3.B5" style:family="table-cell">
      <style:table-cell-properties style:vertical-align="top" fo:padding="0.097cm" fo:border="none" style:writing-mode="lr-tb"/>
    </style:style>
    <style:style style:name="Tabla3.C5" style:family="table-cell">
      <style:table-cell-properties style:vertical-align="top" fo:padding="0.097cm" fo:border-left="0.05pt solid #000000" fo:border-right="0.05pt solid #000000" fo:border-top="none" fo:border-bottom="0.05pt solid #000000" style:writing-mode="lr-tb"/>
    </style:style>
    <style:style style:name="Tabla3.D5" style:family="table-cell">
      <style:table-cell-properties style:vertical-align="top" fo:padding="0.097cm" fo:border="none" style:writing-mode="lr-tb"/>
    </style:style>
    <style:style style:name="Tabla3.E5" style:family="table-cell">
      <style:table-cell-properties style:vertical-align="top" fo:padding="0.097cm" fo:border="none" style:writing-mode="lr-tb"/>
    </style:style>
    <style:style style:name="Tabla3.A6" style:family="table-cell">
      <style:table-cell-properties style:vertical-align="top" fo:padding="0.097cm" fo:border-left="0.05pt solid #000000" fo:border-right="0.05pt solid #000000" fo:border-top="none" fo:border-bottom="0.05pt solid #000000" style:writing-mode="lr-tb"/>
    </style:style>
    <style:style style:name="Tabla3.B6" style:family="table-cell">
      <style:table-cell-properties style:vertical-align="top" fo:padding="0.097cm" fo:border="none" style:writing-mode="lr-tb"/>
    </style:style>
    <style:style style:name="Tabla3.C6" style:family="table-cell">
      <style:table-cell-properties style:vertical-align="top" fo:padding="0.097cm" fo:border="none" style:writing-mode="lr-tb"/>
    </style:style>
    <style:style style:name="Tabla3.D6" style:family="table-cell">
      <style:table-cell-properties style:vertical-align="top" fo:padding="0.097cm" fo:border="none" style:writing-mode="lr-tb"/>
    </style:style>
    <style:style style:name="Tabla3.E6" style:family="table-cell">
      <style:table-cell-properties style:vertical-align="top" fo:padding="0.097cm" fo:border="none" style:writing-mode="lr-tb"/>
    </style:style>
    <style:style style:name="Tabla3.A7" style:family="table-cell">
      <style:table-cell-properties style:vertical-align="top" fo:padding="0.097cm" fo:border-left="0.05pt solid #000000" fo:border-right="0.05pt solid #000000" fo:border-top="none" fo:border-bottom="0.05pt solid #000000" style:writing-mode="lr-tb"/>
    </style:style>
    <style:style style:name="Tabla3.B7" style:family="table-cell">
      <style:table-cell-properties style:vertical-align="top" fo:padding="0.097cm" fo:border="none" style:writing-mode="lr-tb"/>
    </style:style>
    <style:style style:name="Tabla3.C7" style:family="table-cell">
      <style:table-cell-properties style:vertical-align="top" fo:padding="0.097cm" fo:border="none" style:writing-mode="lr-tb"/>
    </style:style>
    <style:style style:name="Tabla3.D7" style:family="table-cell">
      <style:table-cell-properties style:vertical-align="top" fo:padding="0.097cm" fo:border="none" style:writing-mode="lr-tb"/>
    </style:style>
    <style:style style:name="Tabla3.E7" style:family="table-cell">
      <style:table-cell-properties style:vertical-align="top" fo:padding="0.097cm" fo:border="none" style:writing-mode="lr-tb"/>
    </style:style>
    <style:style style:name="Tabla3.A8" style:family="table-cell">
      <style:table-cell-properties style:vertical-align="top" fo:padding="0.097cm" fo:border-left="0.05pt solid #000000" fo:border-right="0.05pt solid #000000" fo:border-top="none" fo:border-bottom="0.05pt solid #000000" style:writing-mode="lr-tb"/>
    </style:style>
    <style:style style:name="Tabla3.B8" style:family="table-cell">
      <style:table-cell-properties style:vertical-align="top" fo:padding="0.097cm" fo:border="none" style:writing-mode="lr-tb"/>
    </style:style>
    <style:style style:name="Tabla3.C8" style:family="table-cell">
      <style:table-cell-properties style:vertical-align="top" fo:padding="0.097cm" fo:border="none" style:writing-mode="lr-tb"/>
    </style:style>
    <style:style style:name="Tabla3.D8" style:family="table-cell">
      <style:table-cell-properties style:vertical-align="top" fo:padding="0.097cm" fo:border="none" style:writing-mode="lr-tb"/>
    </style:style>
    <style:style style:name="Tabla3.E8" style:family="table-cell">
      <style:table-cell-properties style:vertical-align="top" fo:padding="0.097cm" fo:border="none" style:writing-mode="lr-tb"/>
    </style:style>
    <style:style style:name="Tabla3.A9" style:family="table-cell">
      <style:table-cell-properties style:vertical-align="top" fo:padding="0.123cm" fo:border-left="none" fo:border-right="none" fo:border-top="0.05pt solid #000000" fo:border-bottom="0.05pt solid #000000" style:writing-mode="lr-tb"/>
    </style:style>
    <style:style style:name="Tabla3.B9" style:family="table-cell">
      <style:table-cell-properties style:vertical-align="top" fo:padding="0.097cm" fo:border="none" style:writing-mode="lr-tb"/>
    </style:style>
    <style:style style:name="Tabla3.C9" style:family="table-cell">
      <style:table-cell-properties style:vertical-align="top" fo:padding="0.097cm" fo:border="none" style:writing-mode="lr-tb"/>
    </style:style>
    <style:style style:name="Tabla3.D9" style:family="table-cell">
      <style:table-cell-properties style:vertical-align="top" fo:padding="0.097cm" fo:border="none" style:writing-mode="lr-tb"/>
    </style:style>
    <style:style style:name="Tabla3.E9" style:family="table-cell">
      <style:table-cell-properties style:vertical-align="top" fo:padding="0.097cm" fo:border="none" style:writing-mode="lr-tb"/>
    </style:style>
    <style:style style:name="Tabla3.A10" style:family="table-cell">
      <style:table-cell-properties style:vertical-align="top" fo:background-color="#b3b3b3" fo:padding="0.123cm" fo:border="0.05pt solid #000000" style:writing-mode="lr-tb">
        <style:background-image/>
      </style:table-cell-properties>
    </style:style>
    <style:style style:name="Tabla3.B10" style:family="table-cell">
      <style:table-cell-properties style:vertical-align="top" fo:padding="0.097cm" fo:border="none" style:writing-mode="lr-tb"/>
    </style:style>
    <style:style style:name="Tabla3.C10" style:family="table-cell">
      <style:table-cell-properties style:vertical-align="top" fo:background-color="#b3b3b3" fo:padding="0.123cm" fo:border-left="0.05pt solid #000000" fo:border-right="none" fo:border-top="0.05pt solid #000000" fo:border-bottom="0.05pt solid #000000" style:writing-mode="lr-tb">
        <style:background-image/>
      </style:table-cell-properties>
    </style:style>
    <style:style style:name="Tabla3.D10" style:family="table-cell">
      <style:table-cell-properties style:vertical-align="top" fo:padding="0.097cm" fo:border-left="0.05pt solid #000000" fo:border-right="0.05pt solid #000000" fo:border-top="none" fo:border-bottom="none" style:writing-mode="lr-tb"/>
    </style:style>
    <style:style style:name="Tabla3.A11" style:family="table-cell">
      <style:table-cell-properties style:vertical-align="top" fo:padding="0.123cm" fo:border="0.05pt solid #000000" style:writing-mode="lr-tb"/>
    </style:style>
    <style:style style:name="Tabla3.B11" style:family="table-cell">
      <style:table-cell-properties style:vertical-align="top" fo:padding="0.097cm" fo:border="none" style:writing-mode="lr-tb"/>
    </style:style>
    <style:style style:name="Tabla3.C11" style:family="table-cell">
      <style:table-cell-properties style:vertical-align="top" fo:padding="0.123cm" fo:border="0.05pt solid #000000" style:writing-mode="lr-tb"/>
    </style:style>
    <style:style style:name="Tabla3.D11" style:family="table-cell">
      <style:table-cell-properties style:vertical-align="top" fo:padding="0.097cm" fo:border-left="0.05pt solid #000000" fo:border-right="0.05pt solid #000000" fo:border-top="none" fo:border-bottom="none" style:writing-mode="lr-tb"/>
    </style:style>
    <style:style style:name="Tabla3.E11" style:family="table-cell">
      <style:table-cell-properties style:vertical-align="top" fo:padding="0.123cm" fo:border="0.05pt solid #000000" style:writing-mode="lr-tb"/>
    </style:style>
    <style:style style:name="Tabla3.A12" style:family="table-cell">
      <style:table-cell-properties style:vertical-align="top" fo:padding="0.123cm" fo:border-left="0.05pt solid #000000" fo:border-right="0.05pt solid #000000" fo:border-top="none" fo:border-bottom="0.05pt solid #000000" style:writing-mode="lr-tb"/>
    </style:style>
    <style:style style:name="Tabla3.B12" style:family="table-cell">
      <style:table-cell-properties style:vertical-align="top" fo:padding="0.097cm" fo:border="none" style:writing-mode="lr-tb"/>
    </style:style>
    <style:style style:name="Tabla3.C12" style:family="table-cell">
      <style:table-cell-properties style:vertical-align="top" fo:padding="0.123cm" fo:border-left="0.05pt solid #000000" fo:border-right="0.05pt solid #000000" fo:border-top="none" fo:border-bottom="0.05pt solid #000000" style:writing-mode="lr-tb"/>
    </style:style>
    <style:style style:name="Tabla3.D12" style:family="table-cell">
      <style:table-cell-properties style:vertical-align="top" fo:padding="0.097cm" fo:border-left="0.05pt solid #000000" fo:border-right="0.05pt solid #000000" fo:border-top="none" fo:border-bottom="none" style:writing-mode="lr-tb"/>
    </style:style>
    <style:style style:name="Tabla3.E12" style:family="table-cell">
      <style:table-cell-properties style:vertical-align="top" fo:padding="0.123cm" fo:border-left="0.05pt solid #000000" fo:border-right="0.05pt solid #000000" fo:border-top="none" fo:border-bottom="0.05pt solid #000000" style:writing-mode="lr-tb"/>
    </style:style>
    <style:style style:name="Tabla3.A13" style:family="table-cell">
      <style:table-cell-properties style:vertical-align="top" fo:padding="0.123cm" fo:border-left="0.05pt solid #000000" fo:border-right="0.05pt solid #000000" fo:border-top="none" fo:border-bottom="0.05pt solid #000000" style:writing-mode="lr-tb"/>
    </style:style>
    <style:style style:name="Tabla3.B13" style:family="table-cell">
      <style:table-cell-properties style:vertical-align="top" fo:padding="0.097cm" fo:border="none" style:writing-mode="lr-tb"/>
    </style:style>
    <style:style style:name="Tabla3.C13" style:family="table-cell">
      <style:table-cell-properties style:vertical-align="top" fo:padding="0.123cm" fo:border="none" style:writing-mode="lr-tb"/>
    </style:style>
    <style:style style:name="Tabla3.D13" style:family="table-cell">
      <style:table-cell-properties style:vertical-align="top" fo:padding="0.097cm" fo:border="none" style:writing-mode="lr-tb"/>
    </style:style>
    <style:style style:name="Tabla3.E13" style:family="table-cell">
      <style:table-cell-properties style:vertical-align="top" fo:padding="0.123cm" fo:border-left="0.05pt solid #000000" fo:border-right="0.05pt solid #000000" fo:border-top="none" fo:border-bottom="0.05pt solid #000000" style:writing-mode="lr-tb"/>
    </style:style>
    <style:style style:name="Tabla3.A14" style:family="table-cell">
      <style:table-cell-properties style:vertical-align="top" fo:padding="0.123cm" fo:border-left="0.05pt solid #000000" fo:border-right="0.05pt solid #000000" fo:border-top="none" fo:border-bottom="0.05pt solid #000000" style:writing-mode="lr-tb"/>
    </style:style>
    <style:style style:name="Tabla3.B14" style:family="table-cell">
      <style:table-cell-properties style:vertical-align="top" fo:padding="0.097cm" fo:border="none" style:writing-mode="lr-tb"/>
    </style:style>
    <style:style style:name="Tabla3.C14" style:family="table-cell">
      <style:table-cell-properties style:vertical-align="top" fo:padding="0.123cm" fo:border="none" style:writing-mode="lr-tb"/>
    </style:style>
    <style:style style:name="Tabla3.D14" style:family="table-cell">
      <style:table-cell-properties style:vertical-align="top" fo:padding="0.097cm" fo:border="none" style:writing-mode="lr-tb"/>
    </style:style>
    <style:style style:name="Tabla3.E14" style:family="table-cell">
      <style:table-cell-properties style:vertical-align="top" fo:padding="0.123cm" fo:border="none" style:writing-mode="lr-tb"/>
    </style:style>
    <style:style style:name="Tabla3.A15" style:family="table-cell">
      <style:table-cell-properties style:vertical-align="top" fo:padding="0.123cm" fo:border-left="0.05pt solid #000000" fo:border-right="0.05pt solid #000000" fo:border-top="none" fo:border-bottom="0.05pt solid #000000" style:writing-mode="lr-tb"/>
    </style:style>
    <style:style style:name="Tabla3.B15" style:family="table-cell">
      <style:table-cell-properties style:vertical-align="top" fo:padding="0.097cm" fo:border="none" style:writing-mode="lr-tb"/>
    </style:style>
    <style:style style:name="Tabla3.C15" style:family="table-cell">
      <style:table-cell-properties style:vertical-align="top" fo:padding="0.123cm" fo:border="none" style:writing-mode="lr-tb"/>
    </style:style>
    <style:style style:name="Tabla3.D15" style:family="table-cell">
      <style:table-cell-properties style:vertical-align="top" fo:padding="0.097cm" fo:border="none" style:writing-mode="lr-tb"/>
    </style:style>
    <style:style style:name="Tabla3.E15" style:family="table-cell">
      <style:table-cell-properties style:vertical-align="top" fo:padding="0.123cm" fo:border="none" style:writing-mode="lr-tb"/>
    </style:style>
    <style:style style:name="Tabla4" style:family="table">
      <style:table-properties style:width="8.37cm" table:align="center" style:writing-mode="lr-tb"/>
    </style:style>
    <style:style style:name="Tabla4.A" style:family="table-column">
      <style:table-column-properties style:column-width="1.503cm"/>
    </style:style>
    <style:style style:name="Tabla4.B" style:family="table-column">
      <style:table-column-properties style:column-width="2.141cm"/>
    </style:style>
    <style:style style:name="Tabla4.D" style:family="table-column">
      <style:table-column-properties style:column-width="1.505cm"/>
    </style:style>
    <style:style style:name="Tabla4.E" style:family="table-column">
      <style:table-column-properties style:column-width="1.08cm"/>
    </style:style>
    <style:style style:name="Tabla4.A1" style:family="table-cell">
      <style:table-cell-properties fo:background-color="#b3b3b3" fo:padding="0.097cm" fo:border="0.05pt solid #000000">
        <style:background-image/>
      </style:table-cell-properties>
    </style:style>
    <style:style style:name="Tabla4.A2" style:family="table-cell">
      <style:table-cell-properties fo:background-color="#e6e6e6" fo:padding="0.097cm" fo:border-left="0.05pt solid #000000" fo:border-right="none" fo:border-top="none" fo:border-bottom="0.05pt solid #000000">
        <style:background-image/>
      </style:table-cell-properties>
    </style:style>
    <style:style style:name="Tabla4.E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data-style-name="N0">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data-style-name="N0">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5" style:family="table">
      <style:table-properties style:width="14.97cm" table:align="center" style:writing-mode="lr-tb"/>
    </style:style>
    <style:style style:name="Tabla5.A" style:family="table-column">
      <style:table-column-properties style:column-width="2.776cm"/>
    </style:style>
    <style:style style:name="Tabla5.B" style:family="table-column">
      <style:table-column-properties style:column-width="1.93cm"/>
    </style:style>
    <style:style style:name="Tabla5.C" style:family="table-column">
      <style:table-column-properties style:column-width="2.778cm"/>
    </style:style>
    <style:style style:name="Tabla5.D" style:family="table-column">
      <style:table-column-properties style:column-width="2.141cm"/>
    </style:style>
    <style:style style:name="Tabla5.F" style:family="table-column">
      <style:table-column-properties style:column-width="3.415cm"/>
    </style:style>
    <style:style style:name="Tabla5.A1" style:family="table-cell">
      <style:table-cell-properties fo:background-color="#b3b3b3" fo:padding="0.097cm" fo:border="0.05pt solid #000000">
        <style:background-image/>
      </style:table-cell-properties>
    </style:style>
    <style:style style:name="Tabla5.A2" style:family="table-cell">
      <style:table-cell-properties fo:background-color="#e6e6e6" fo:padding="0.097cm" fo:border-left="0.05pt solid #000000" fo:border-right="none" fo:border-top="none" fo:border-bottom="0.05pt solid #000000">
        <style:background-image/>
      </style:table-cell-properties>
    </style:style>
    <style:style style:name="Tabla5.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3" style:family="table-cell" style:data-style-name="N0">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data-style-name="N37">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data-style-name="N0">
      <style:table-cell-properties fo:padding="0.097cm" fo:border-left="0.05pt solid #000000" fo:border-right="none" fo:border-top="none" fo:border-bottom="0.05pt solid #000000"/>
    </style:style>
    <style:style style:name="Tabla5.F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7.5cm" style:type="center"/>
          <style:tab-stop style:position="15.998cm" style:type="right"/>
        </style:tab-stops>
      </style:paragraph-properties>
      <style:text-properties officeooo:paragraph-rsid="00187195"/>
    </style:style>
    <style:style style:name="P2" style:family="paragraph" style:parent-style-name="Standard">
      <style:paragraph-properties fo:text-align="start" style:justify-single-word="false"/>
      <style:text-properties style:font-name="Arial" fo:font-size="12pt" fo:font-weight="bold" style:font-size-asian="12pt" style:font-weight-asian="bold" style:font-name-complex="Arial" style:font-size-complex="12pt" style:font-weight-complex="bold"/>
    </style:style>
    <style:style style:name="P3" style:family="paragraph" style:parent-style-name="Standard">
      <style:paragraph-properties fo:text-align="start" style:justify-single-word="false" style:text-autospace="none"/>
      <style:text-properties style:font-name="Arial" fo:font-size="12pt" fo:font-weight="bold" style:font-size-asian="12pt" style:font-weight-asian="bold" style:font-name-complex="Arial" style:font-size-complex="12pt" style:font-weight-complex="bold"/>
    </style:style>
    <style:style style:name="P4" style:family="paragraph" style:parent-style-name="Standard">
      <style:paragraph-properties fo:text-align="start" style:justify-single-word="false"/>
      <style:text-properties style:font-name="Arial" fo:font-size="12pt" fo:font-weight="bold" style:font-size-asian="12pt" style:font-weight-asian="bold" style:font-name-complex="Arial" style:font-size-complex="12pt"/>
    </style:style>
    <style:style style:name="P5" style:family="paragraph" style:parent-style-name="Standard">
      <style:paragraph-properties fo:text-align="start" style:justify-single-word="false"/>
      <style:text-properties style:font-name="Arial" fo:font-size="12pt" fo:font-weight="bold" style:font-size-asian="12pt" style:font-weight-asian="bold" style:font-size-complex="12pt"/>
    </style:style>
    <style:style style:name="P6" style:family="paragraph" style:parent-style-name="Standard">
      <style:paragraph-properties fo:text-align="start" style:justify-single-word="false"/>
      <style:text-properties style:font-name="Arial" fo:font-size="12pt" style:font-size-asian="12pt" style:font-size-complex="12pt"/>
    </style:style>
    <style:style style:name="P7" style:family="paragraph" style:parent-style-name="Standard">
      <style:paragraph-properties fo:text-align="start" style:justify-single-word="false" style:text-autospace="none"/>
      <style:text-properties style:font-name="Arial" fo:font-size="12pt" style:font-size-asian="12pt" style:font-size-complex="12pt"/>
    </style:style>
    <style:style style:name="P8" style:family="paragraph" style:parent-style-name="Standard">
      <style:paragraph-properties fo:text-align="start" style:justify-single-word="false"/>
      <style:text-properties style:font-name="Arial" fo:font-size="12pt" style:font-size-asian="12pt" style:font-name-complex="Arial" style:font-size-complex="12pt"/>
    </style:style>
    <style:style style:name="P9" style:family="paragraph" style:parent-style-name="Standard">
      <style:paragraph-properties fo:text-align="start" style:justify-single-word="false" style:text-autospace="none"/>
      <style:text-properties style:font-name="Arial" fo:font-size="12pt" style:font-size-asian="12pt" style:font-name-complex="Arial" style:font-size-complex="12pt"/>
    </style:style>
    <style:style style:name="P10" style:family="paragraph" style:parent-style-name="Standard">
      <style:paragraph-properties fo:text-align="start" style:justify-single-word="false"/>
      <style:text-properties style:font-name="Arial" fo:font-size="12pt" fo:font-weight="normal" style:font-size-asian="12pt" style:font-weight-asian="normal" style:font-name-complex="Arial" style:font-size-complex="12pt"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style:font-name-complex="Arial"/>
    </style:style>
    <style:style style:name="P13" style:family="paragraph" style:parent-style-name="Standard">
      <style:paragraph-properties fo:text-align="start" style:justify-single-word="false"/>
      <style:text-properties fo:language="en" fo:country="GB"/>
    </style:style>
    <style:style style:name="P14" style:family="paragraph" style:parent-style-name="Standard">
      <style:paragraph-properties fo:margin-left="1.249cm" fo:margin-right="0cm" fo:text-align="start" style:justify-single-word="false" fo:text-indent="0cm" style:auto-text-indent="false"/>
      <style:text-properties style:font-name="Arial" fo:font-size="12pt" style:font-size-asian="12pt" style:font-size-complex="12pt"/>
    </style:style>
    <style:style style:name="P15" style:family="paragraph" style:parent-style-name="Standard">
      <style:paragraph-properties fo:margin-left="1.249cm" fo:margin-right="0cm" fo:text-align="start" style:justify-single-word="false" fo:text-indent="0cm" style:auto-text-indent="false"/>
      <style:text-properties style:font-name="Arial" fo:font-size="12pt" style:font-size-asian="12pt" style:font-name-complex="Arial" style:font-size-complex="12pt"/>
    </style:style>
    <style:style style:name="P16" style:family="paragraph" style:parent-style-name="SQL">
      <style:text-properties fo:font-weight="bold" style:font-weight-asian="bold" style:font-name-complex="Arial" style:font-weight-complex="bold"/>
    </style:style>
    <style:style style:name="P17" style:family="paragraph" style:parent-style-name="SQL">
      <style:text-properties fo:font-weight="bold" style:font-weight-asian="bold" style:font-weight-complex="bold"/>
    </style:style>
    <style:style style:name="P18" style:family="paragraph" style:parent-style-name="Standard">
      <style:paragraph-properties fo:text-align="start" style:justify-single-word="false" fo:break-before="page"/>
      <style:text-properties style:font-name="Arial" fo:font-size="12pt" fo:font-weight="bold" style:font-size-asian="12pt" style:font-weight-asian="bold" style:font-name-complex="Arial" style:font-size-complex="12pt"/>
    </style:style>
    <style:style style:name="P19" style:family="paragraph" style:parent-style-name="Standard">
      <style:paragraph-properties fo:text-align="start" style:justify-single-word="false" fo:break-before="page"/>
      <style:text-properties style:font-name="Arial" fo:font-size="12pt" fo:font-weight="bold" style:font-size-asian="12pt" style:font-weight-asian="bold" style:font-name-complex="Arial" style:font-size-complex="12pt" style:font-weight-complex="bold"/>
    </style:style>
    <style:style style:name="P20" style:family="paragraph" style:parent-style-name="Standard">
      <style:paragraph-properties fo:margin-left="2.498cm" fo:margin-right="0cm" fo:text-align="start" style:justify-single-word="false" fo:text-indent="0cm" style:auto-text-indent="false"/>
      <style:text-properties style:font-name="Arial" fo:font-size="12pt" style:font-size-asian="12pt" style:font-name-complex="Arial" style:font-size-complex="12pt"/>
    </style:style>
    <style:style style:name="P21" style:family="paragraph" style:parent-style-name="SQL">
      <style:paragraph-properties fo:margin-left="0cm" fo:margin-right="0cm" fo:text-indent="0cm" style:auto-text-indent="false"/>
    </style:style>
    <style:style style:name="P22" style:family="paragraph" style:parent-style-name="SQL">
      <style:paragraph-properties fo:margin-left="0cm" fo:margin-right="0cm" fo:text-indent="0cm" style:auto-text-indent="false"/>
      <style:text-properties fo:font-weight="bold" style:font-weight-asian="bold" style:font-weight-complex="bold"/>
    </style:style>
    <style:style style:name="P23"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name-complex="Arial" style:font-size-complex="12pt"/>
    </style:style>
    <style:style style:name="P24" style:family="paragraph" style:parent-style-name="Standard" style:list-style-name="WW8Num12">
      <style:paragraph-properties fo:text-align="start" style:justify-single-word="false"/>
      <style:text-properties style:font-name="Arial" fo:font-size="12pt" style:font-size-asian="12pt" style:font-name-complex="Arial" style:font-size-complex="12pt"/>
    </style:style>
    <style:style style:name="P25" style:family="paragraph" style:parent-style-name="Standard" style:list-style-name="L1">
      <style:paragraph-properties fo:text-align="start" style:justify-single-word="false"/>
      <style:text-properties style:font-name="Arial" fo:font-size="12pt" style:font-size-asian="12pt" style:font-name-complex="Arial" style:font-size-complex="12pt"/>
    </style:style>
    <style:style style:name="P26" style:family="paragraph" style:parent-style-name="Standard" style:list-style-name="WW8Num28">
      <style:paragraph-properties fo:text-align="start" style:justify-single-word="false"/>
      <style:text-properties style:font-name="Arial" fo:font-size="12pt" style:font-size-asian="12pt" style:font-name-complex="Arial" style:font-size-complex="12pt"/>
    </style:style>
    <style:style style:name="P27" style:family="paragraph" style:parent-style-name="Standard" style:list-style-name="L2">
      <style:paragraph-properties fo:text-align="start" style:justify-single-word="false"/>
      <style:text-properties style:font-name="Arial" fo:font-size="12pt" style:font-size-asian="12pt" style:font-name-complex="Arial" style:font-size-complex="12pt"/>
    </style:style>
    <style:style style:name="P28" style:family="paragraph" style:parent-style-name="Standard" style:list-style-name="L4">
      <style:paragraph-properties fo:text-align="start" style:justify-single-word="false"/>
      <style:text-properties style:font-name="Arial" fo:font-size="12pt" style:font-size-asian="12pt" style:font-name-complex="Arial" style:font-size-complex="12pt"/>
    </style:style>
    <style:style style:name="P29" style:family="paragraph" style:parent-style-name="Standard">
      <style:paragraph-properties fo:text-align="start" style:justify-single-word="false" style:text-autospace="none"/>
      <style:text-properties style:font-name="Arial" fo:font-size="12pt" fo:font-weight="bold" style:font-size-asian="12pt" style:font-weight-asian="bold" style:font-name-complex="Arial" style:font-size-complex="12pt" style:font-weight-complex="bold"/>
    </style:style>
    <style:style style:name="P30" style:family="paragraph" style:parent-style-name="Standard" style:list-style-name="L4"/>
    <style:style style:name="P31" style:family="paragraph" style:parent-style-name="Standard">
      <style:paragraph-properties fo:text-align="start" style:justify-single-word="false" fo:break-before="page" style:text-autospace="none"/>
      <style:text-properties style:font-name="Arial" fo:font-size="12pt" fo:font-weight="bold" style:font-size-asian="12pt" style:font-weight-asian="bold" style:font-name-complex="Arial" style:font-size-complex="12pt" style:font-weight-complex="bold"/>
    </style:style>
    <style:style style:name="P32" style:family="paragraph" style:parent-style-name="Standard" style:list-style-name="L4">
      <style:paragraph-properties fo:text-align="start" style:justify-single-word="false" fo:break-before="page"/>
      <style:text-properties style:font-name="Arial" fo:font-size="12pt" style:font-size-asian="12pt" style:font-name-complex="Arial" style:font-size-complex="12pt"/>
    </style:style>
    <style:style style:name="P33" style:family="paragraph" style:parent-style-name="Standard" style:list-style-name="L3">
      <style:paragraph-properties fo:margin-left="2.498cm" fo:margin-right="0cm" fo:text-align="start" style:justify-single-word="false" fo:text-indent="-0.635cm" style:auto-text-indent="false"/>
      <style:text-properties style:font-name="Arial" fo:font-size="10pt" style:font-size-asian="10pt" style:font-name-complex="Arial" style:font-size-complex="10pt"/>
    </style:style>
    <style:style style:name="P34" style:family="paragraph" style:parent-style-name="Text_20_body" style:master-page-name="Standard">
      <style:paragraph-properties fo:text-align="center" style:justify-single-word="false" fo:orphans="0" fo:widows="0" style:page-number="1"/>
      <style:text-properties style:font-name="Arial" fo:font-size="14pt" fo:font-weight="bold" officeooo:paragraph-rsid="00187195" style:font-size-asian="14pt" style:font-weight-asian="bold" style:font-name-complex="Arial" style:font-size-complex="14pt" style:font-weight-complex="bold"/>
    </style:style>
    <style:style style:name="T1" style:family="text">
      <style:text-properties officeooo:rsid="00187195"/>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name-complex="Arial" style:font-weight-complex="bold"/>
    </style:style>
    <style:style style:name="T5" style:family="text">
      <style:text-properties style:font-name-complex="Arial"/>
    </style:style>
    <style:style style:name="T6"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Ejercicios SQL - <text:span text:style-name="T1">Definición</text:span> de Datos</text:p>
      <text:p text:style-name="P2"><text:bookmark-start text:name="_VV6"/></text:p>
      <text:p text:style-name="P6"><text:span text:style-name="T4">Ejercicio</text:span><text:bookmark-end text:name="_VV6"/><text:span text:style-name="T4"> 1:</text:span></text:p>
      <text:p text:style-name="P2"/>
      <text:p text:style-name="P8">Disponemos de la siguiente Base de Datos para gestionar la información de los pubs de una determinada provincia.</text:p>
      <text:p text:style-name="P8"/>
      <table:table table:name="Tabla3" table:style-name="Tabla3">
        <table:table-column table:style-name="Tabla3.A"/>
        <table:table-column table:style-name="Tabla3.B"/>
        <table:table-column table:style-name="Tabla3.C"/>
        <table:table-column table:style-name="Tabla3.B"/>
        <table:table-column table:style-name="Tabla3.E"/>
        <table:table-row table:style-name="Tabla3.1">
          <table:table-cell table:style-name="Tabla3.A1" office:value-type="string">
            <text:p text:style-name="P16">PUB</text:p>
          </table:table-cell>
          <table:table-cell table:style-name="Tabla3.D15" office:value-type="string">
            <text:p text:style-name="SQL"/>
          </table:table-cell>
          <table:table-cell table:style-name="Tabla3.C1" office:value-type="string">
            <text:p text:style-name="P16">TITULAR</text:p>
          </table:table-cell>
          <table:table-cell table:style-name="Tabla3.D12" office:value-type="string">
            <text:p text:style-name="SQL"/>
          </table:table-cell>
          <table:table-cell table:style-name="Tabla3.A1" office:value-type="string">
            <text:p text:style-name="P16">EMPLEADO</text:p>
          </table:table-cell>
        </table:table-row>
        <table:table-row table:style-name="Tabla3.1">
          <table:table-cell table:style-name="Tabla3.A2" office:value-type="string">
            <text:p text:style-name="P17">#COD_PUB</text:p>
          </table:table-cell>
          <table:table-cell table:style-name="Tabla3.D15" office:value-type="string">
            <text:p text:style-name="SQL"/>
          </table:table-cell>
          <table:table-cell table:style-name="Tabla3.C2" office:value-type="string">
            <text:p text:style-name="P17">#DNI_TITULAR</text:p>
          </table:table-cell>
          <table:table-cell table:style-name="Tabla3.D12" office:value-type="string">
            <text:p text:style-name="SQL"/>
          </table:table-cell>
          <table:table-cell table:style-name="Tabla3.E2" office:value-type="string">
            <text:p text:style-name="P17">#DNI_EMPLEADO</text:p>
          </table:table-cell>
        </table:table-row>
        <table:table-row table:style-name="Tabla3.1">
          <table:table-cell table:style-name="Tabla3.A8" office:value-type="string">
            <text:p text:style-name="SQL">NOMBRE</text:p>
          </table:table-cell>
          <table:table-cell table:style-name="Tabla3.D15" office:value-type="string">
            <text:p text:style-name="SQL"/>
          </table:table-cell>
          <table:table-cell table:style-name="Tabla3.C5" office:value-type="string">
            <text:p text:style-name="SQL">NOMBRE</text:p>
          </table:table-cell>
          <table:table-cell table:style-name="Tabla3.D12" office:value-type="string">
            <text:p text:style-name="SQL"/>
          </table:table-cell>
          <table:table-cell table:style-name="Tabla3.E4" office:value-type="string">
            <text:p text:style-name="SQL">NOMBRE</text:p>
          </table:table-cell>
        </table:table-row>
        <table:table-row table:style-name="Tabla3.1">
          <table:table-cell table:style-name="Tabla3.A8" office:value-type="string">
            <text:p text:style-name="SQL">LICENCIA_FISCAL</text:p>
          </table:table-cell>
          <table:table-cell table:style-name="Tabla3.D15" office:value-type="string">
            <text:p text:style-name="SQL"/>
          </table:table-cell>
          <table:table-cell table:style-name="Tabla3.C5" office:value-type="string">
            <text:p text:style-name="SQL">DOMICILIO</text:p>
          </table:table-cell>
          <table:table-cell table:style-name="Tabla3.D12" office:value-type="string">
            <text:p text:style-name="SQL"/>
          </table:table-cell>
          <table:table-cell table:style-name="Tabla3.E4" office:value-type="string">
            <text:p text:style-name="SQL">DOMICILIO</text:p>
          </table:table-cell>
        </table:table-row>
        <table:table-row table:style-name="Tabla3.1">
          <table:table-cell table:style-name="Tabla3.A8" office:value-type="string">
            <text:p text:style-name="SQL">DOMICILIO</text:p>
          </table:table-cell>
          <table:table-cell table:style-name="Tabla3.D15" office:value-type="string">
            <text:p text:style-name="SQL"/>
          </table:table-cell>
          <table:table-cell table:style-name="Tabla3.C5" office:value-type="string">
            <text:p text:style-name="SQL">COD_PUB</text:p>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8" office:value-type="string">
            <text:p text:style-name="SQL">FECHA_APERTURA</text:p>
          </table:table-cell>
          <table:table-cell table:style-name="Tabla3.D15" office:value-type="string">
            <text:p text:style-name="SQL"/>
          </table:table-cell>
          <table:table-cell table:style-name="Tabla3.C9" office:value-type="string">
            <text:p text:style-name="SQL"/>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8" office:value-type="string">
            <text:p text:style-name="SQL">HORARIO</text:p>
          </table:table-cell>
          <table:table-cell table:style-name="Tabla3.D15" office:value-type="string">
            <text:p text:style-name="SQL"/>
          </table:table-cell>
          <table:table-cell table:style-name="Tabla3.C9" office:value-type="string">
            <text:p text:style-name="SQL"/>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8" office:value-type="string">
            <text:p text:style-name="SQL">COD_LOCALIDAD</text:p>
          </table:table-cell>
          <table:table-cell table:style-name="Tabla3.D15" office:value-type="string">
            <text:p text:style-name="SQL"/>
          </table:table-cell>
          <table:table-cell table:style-name="Tabla3.C9" office:value-type="string">
            <text:p text:style-name="SQL"/>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9" office:value-type="string">
            <text:p text:style-name="SQL"/>
          </table:table-cell>
          <table:table-cell table:style-name="Tabla3.D15" office:value-type="string">
            <text:p text:style-name="SQL"/>
          </table:table-cell>
          <table:table-cell table:style-name="Tabla3.C9" office:value-type="string">
            <text:p text:style-name="SQL"/>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10" office:value-type="string">
            <text:p text:style-name="P16">EXISTENCIAS</text:p>
          </table:table-cell>
          <table:table-cell table:style-name="Tabla3.D15" office:value-type="string">
            <text:p text:style-name="SQL"/>
          </table:table-cell>
          <table:table-cell table:style-name="Tabla3.C10" office:value-type="string">
            <text:p text:style-name="P16">LOCALIDAD</text:p>
          </table:table-cell>
          <table:table-cell table:style-name="Tabla3.D12" office:value-type="string">
            <text:p text:style-name="SQL"/>
          </table:table-cell>
          <table:table-cell table:style-name="Tabla3.A10" office:value-type="string">
            <text:p text:style-name="P16">PUB_EMPLEADO</text:p>
          </table:table-cell>
        </table:table-row>
        <table:table-row table:style-name="Tabla3.1">
          <table:table-cell table:style-name="Tabla3.A11" office:value-type="string">
            <text:p text:style-name="P17">#COD_ARTICULO</text:p>
          </table:table-cell>
          <table:table-cell table:style-name="Tabla3.D15" office:value-type="string">
            <text:p text:style-name="SQL"/>
          </table:table-cell>
          <table:table-cell table:style-name="Tabla3.C11" office:value-type="string">
            <text:p text:style-name="P17">#COD_LOCALIDAD</text:p>
          </table:table-cell>
          <table:table-cell table:style-name="Tabla3.D12" office:value-type="string">
            <text:p text:style-name="SQL"/>
          </table:table-cell>
          <table:table-cell table:style-name="Tabla3.E11" office:value-type="string">
            <text:p text:style-name="P17">#COD_PUB</text:p>
          </table:table-cell>
        </table:table-row>
        <table:table-row table:style-name="Tabla3.1">
          <table:table-cell table:style-name="Tabla3.A15" office:value-type="string">
            <text:p text:style-name="SQL">NOMBRE</text:p>
          </table:table-cell>
          <table:table-cell table:style-name="Tabla3.D15" office:value-type="string">
            <text:p text:style-name="SQL"/>
          </table:table-cell>
          <table:table-cell table:style-name="Tabla3.C12" office:value-type="string">
            <text:p text:style-name="SQL">NOMBRE</text:p>
          </table:table-cell>
          <table:table-cell table:style-name="Tabla3.D12" office:value-type="string">
            <text:p text:style-name="SQL"/>
          </table:table-cell>
          <table:table-cell table:style-name="Tabla3.E13" office:value-type="string">
            <text:p text:style-name="P17">#DNI_EMPLEADO</text:p>
          </table:table-cell>
        </table:table-row>
        <table:table-row table:style-name="Tabla3.1">
          <table:table-cell table:style-name="Tabla3.A15" office:value-type="string">
            <text:p text:style-name="SQL">CANTIDAD</text:p>
          </table:table-cell>
          <table:table-cell table:style-name="Tabla3.D15" office:value-type="string">
            <text:p text:style-name="SQL"/>
          </table:table-cell>
          <table:table-cell table:style-name="Tabla3.C15" office:value-type="string">
            <text:p text:style-name="SQL"/>
          </table:table-cell>
          <table:table-cell table:style-name="Tabla3.D15" office:value-type="string">
            <text:p text:style-name="SQL"/>
          </table:table-cell>
          <table:table-cell table:style-name="Tabla3.E13" office:value-type="string">
            <text:p text:style-name="P17">#FUNCION</text:p>
          </table:table-cell>
        </table:table-row>
        <table:table-row table:style-name="Tabla3.1">
          <table:table-cell table:style-name="Tabla3.A15" office:value-type="string">
            <text:p text:style-name="SQL">PRECIO</text:p>
          </table:table-cell>
          <table:table-cell table:style-name="Tabla3.D15" office:value-type="string">
            <text:p text:style-name="SQL"/>
          </table:table-cell>
          <table:table-cell table:style-name="Tabla3.C15" office:value-type="string">
            <text:p text:style-name="SQL"/>
          </table:table-cell>
          <table:table-cell table:style-name="Tabla3.D15" office:value-type="string">
            <text:p text:style-name="SQL"/>
          </table:table-cell>
          <table:table-cell table:style-name="Tabla3.E15" office:value-type="string">
            <text:p text:style-name="SQL"/>
          </table:table-cell>
        </table:table-row>
        <table:table-row table:style-name="Tabla3.1">
          <table:table-cell table:style-name="Tabla3.A15" office:value-type="string">
            <text:p text:style-name="SQL">COD_PUB</text:p>
          </table:table-cell>
          <table:table-cell table:style-name="Tabla3.D15" office:value-type="string">
            <text:p text:style-name="SQL"/>
          </table:table-cell>
          <table:table-cell table:style-name="Tabla3.C15" office:value-type="string">
            <text:p text:style-name="SQL"/>
          </table:table-cell>
          <table:table-cell table:style-name="Tabla3.D15" office:value-type="string">
            <text:p text:style-name="SQL"/>
          </table:table-cell>
          <table:table-cell table:style-name="Tabla3.E15" office:value-type="string">
            <text:p text:style-name="SQL"/>
          </table:table-cell>
        </table:table-row>
      </table:table>
      <text:p text:style-name="P8"/>
      <text:p text:style-name="P8">Se pide escribir los comandos SQL que permitan la creación de las tablas anteriores teniendo en cuenta las siguientes restricciones:</text:p>
      <text:list xml:id="list4108005458181590952" text:style-name="WW8Num12">
        <text:list-header>
          <text:p text:style-name="P24"/>
        </text:list-header>
      </text:list>
      <text:list xml:id="list608148535723652047" text:style-name="L1">
        <text:list-item>
          <text:p text:style-name="P25">Todos los valores son de tipo carácter excepto los campos FECHA_APERTURA (fecha) , CANTIDAD, PRECIO y COD_LOCALIDAD (numéricos). </text:p>
        </text:list-item>
        <text:list-item>
          <text:p text:style-name="P25">Los únicos campos que no son obligatorios son los campos DOMICILIO. </text:p>
        </text:list-item>
        <text:list-item>
          <text:p text:style-name="P25">Los valores del campo horario sólo pueden ser HOR1, HOR2 y HOR3. </text:p>
        </text:list-item>
        <text:list-item>
          <text:p text:style-name="P25">No es posible dar de alta EXISTENCIAS a precio 0. </text:p>
        </text:list-item>
        <text:list-item>
          <text:p text:style-name="P25">El campo función de la tabla PUB_EMPLEADO sólo puede tener los valores CAMARERO, SEGURIDAD, LIMPIEZA. </text:p>
        </text:list-item>
        <text:list-item>
          <text:p text:style-name="P25">Se ha de mantener la integridad referencial entre las tablas. </text:p>
        </text:list-item>
        <text:list-item>
          <text:p text:style-name="P25">Las claves primarias vienen marcadas con el símbolo #.</text:p>
        </text:list-item>
      </text:list>
      <text:p text:style-name="P2"/>
      <text:p text:style-name="P3"/>
      <text:p text:style-name="P31">Ejercicio 2:</text:p>
      <text:p text:style-name="P3"/>
      <text:p text:style-name="P9">La siguiente base de datos está pensada para almacenar la información necesaria para gestionar la venta automática de entradas para diferentes espectáculos desde múltiples puntos de venta, como pueden ser oficinas bancarias, terminales tipo Servicaixa, o las mismas taquillas de teatros u otros recintos.</text:p>
      <text:p text:style-name="P7"/>
      <text:p text:style-name="P14"><text:bookmark-start text:name="DDE_LINK2"/><text:span text:style-name="T4">ESPECTACULOS </text:span><text:span text:style-name="T5">(COD_ESPECTACULO, NOMBRE, TIPO, FECHA_INICIAL, FECHA_FINAL, INTERPRETE, COD_RECINTO)</text:span></text:p>
      <text:p text:style-name="P15"/>
      <text:p text:style-name="P14"><text:span text:style-name="T4">PRECIOS_ESPECTACULOS</text:span><text:span text:style-name="T5"> (COD_ESPECTACULO, COD_RECINTO, ZONA, PRECIO)</text:span></text:p>
      <text:p text:style-name="P20"/>
      <text:p text:style-name="P14"><text:span text:style-name="T4">RECINTOS</text:span><text:span text:style-name="T5"> (COD_RECINTO, NOMBRE, DIRECCION, CIUDAD, TELEFONO, HORARIO)</text:span></text:p>
      <text:p text:style-name="P15"/>
      <text:p text:style-name="P14"><text:span text:style-name="T4">ZONAS_RECINTOS</text:span><text:span text:style-name="T5"> (COD_RECINTO, ZONA, CAPACIDAD)</text:span></text:p>
      <text:p text:style-name="P15"/>
      <text:p text:style-name="P14"><text:span text:style-name="T4">ASIENTOS </text:span><text:span text:style-name="T5">(COD_RECINTO, ZONA, FILA, NUMERO)</text:span></text:p>
      <text:p text:style-name="P20"/>
      <text:p text:style-name="P14"><text:span text:style-name="T4">REPRESENTACIONES</text:span><text:span text:style-name="T5"> (COD_ESPECTACULO, FECHA, HORA)</text:span></text:p>
      <text:p text:style-name="P20"/>
      <text:p text:style-name="P14"><text:span text:style-name="T4">ENTRADAS</text:span><text:span text:style-name="T5"> (COD_ESPECTACULO, FECHA, HORA, COD_RECINTO, FILA, NUMERO, ZONA, DNI_CLIENTE)</text:span></text:p>
      <text:p text:style-name="P20"/>
      <text:p text:style-name="P14"><text:span text:style-name="T4">ESPECTADORES</text:span><text:span text:style-name="T5"> (DNI_CLIENTE, NOMBRE, DIRECCION, TELEFONO, CIUDAD, NTARJETA)</text:span><text:bookmark-end text:name="DDE_LINK2"/></text:p>
      <text:p text:style-name="P8"/>
      <text:p text:style-name="P8">Se pide:</text:p>
      <text:p text:style-name="P8"/>
      <text:list xml:id="list6266372009367557302" text:style-name="WW8Num28">
        <text:list-item>
          <text:p text:style-name="P26">Establecer las claves primarias de cada una de las tablas y las restricciones de integridad referencial existentes entre las mismas.</text:p>
        </text:list-item>
        <text:list-item>
          <text:p text:style-name="P26">Crear las sentencias SQL que nos permiten crear las tablas anteriores y sus resticciones.</text:p>
        </text:list-item>
      </text:list>
      <text:p text:style-name="P23"/>
      <text:p text:style-name="P19">Ejercicio 3:</text:p>
      <text:p text:style-name="P2"/>
      <text:p text:style-name="P8">Se desea tener una base de datos que almacene la información sobre los empleados de una empresa, los departamentos en los que trabajan y los estudios de que disponen. Guardaremos el historial laboral y salarial de todos los empleados. Para ello contamos con las siguientes tablas:</text:p>
      <text:p text:style-name="P5"/>
      <text:p text:style-name="SQL"><text:span text:style-name="T3">EMPLEADOS</text:span> <text:tab/><text:tab/><text:tab/><text:tab/><text:tab/><text:tab/><text:span text:style-name="T3">DEPARTAMENTOS</text:span></text:p>
      <text:p text:style-name="SQL">Column Name <text:tab/>DataType <text:tab/><text:tab/><text:tab/>Column Name <text:tab/>DataType</text:p>
      <text:p text:style-name="SQL">----------- <text:tab/>---------<text:tab/><text:tab/><text:tab/>----------- <text:tab/>---------</text:p>
      <text:p text:style-name="SQL">DNI <text:tab/><text:tab/><text:tab/>NUMBER(8) <text:tab/><text:tab/><text:tab/>DPTO_COD <text:tab/><text:tab/>NUMBER(5)</text:p>
      <text:p text:style-name="SQL">NOMBRE <text:tab/><text:tab/>VARCHAR(10) <text:tab/><text:tab/>NOMBRE_DPTO <text:tab/>VARCHAR(30)</text:p>
      <text:p text:style-name="SQL">APELLIDO1 <text:tab/><text:tab/>VARCHAR(15)<text:tab/><text:tab/><text:tab/>DPTO_PADRE <text:tab/><text:tab/>NUMBER(5)</text:p>
      <text:p text:style-name="SQL">APELLIDO2 <text:tab/><text:tab/>VARCHAR(15)<text:tab/><text:tab/><text:tab/>PRESUPUESTO <text:tab/>NUMBER</text:p>
      <text:p text:style-name="SQL">DIRECC1 <text:tab/><text:tab/>VARCHAR(25) <text:tab/><text:tab/>PRES_ACTUAL <text:tab/>NUMBER</text:p>
      <text:p text:style-name="SQL">DIRECC2 <text:tab/><text:tab/>VARCHAR(20)</text:p>
      <text:p text:style-name="SQL">CIUDAD <text:tab/><text:tab/>VARCHAR(20) <text:tab/><text:tab/><text:span text:style-name="T2">ESTUDIOS</text:span></text:p>
      <text:p text:style-name="SQL">PROVINCIA <text:tab/><text:tab/>VARCHAR(20) <text:tab/><text:tab/>Column Name <text:tab/>Data Type</text:p>
      <text:p text:style-name="SQL">COD_POSTAL <text:tab/><text:tab/>VARCHAR(5) <text:tab/><text:tab/><text:tab/>----------- <text:tab/>---------</text:p>
      <text:p text:style-name="SQL">SEXO <text:tab/><text:tab/><text:tab/>VARCHAR(1) <text:tab/><text:tab/><text:tab/>EMPLEADO_DNI <text:tab/>NUMBER(8)</text:p>
      <text:p text:style-name="SQL">FECHA_NAC <text:tab/><text:tab/>DATE <text:tab/><text:tab/><text:tab/><text:tab/>UNIVERSIDAD <text:tab/>NUMBER(5)</text:p>
      <text:p text:style-name="SQL"><text:tab/><text:tab/><text:tab/><text:tab/><text:tab/><text:tab/><text:tab/>AÑO <text:tab/><text:tab/><text:tab/>NUMBER</text:p>
      <text:p text:style-name="SQL"><text:tab/><text:tab/><text:tab/><text:tab/><text:tab/><text:tab/><text:tab/>GRADO <text:tab/><text:tab/>VARCHAR(3)</text:p>
      <text:p text:style-name="SQL"><text:tab/><text:tab/><text:tab/><text:tab/><text:tab/><text:tab/><text:tab/>ESPECIALIDAD <text:tab/>VARCHAR(20)</text:p>
      <text:p text:style-name="SQL"/>
      <text:p text:style-name="SQL"><text:span text:style-name="T3">HISTORIAL_LABORAL</text:span> <text:tab/><text:tab/><text:tab/><text:tab/><text:span text:style-name="T3">UNIVERSIDADES</text:span></text:p>
      <text:p text:style-name="SQL">Column Name <text:tab/>Data Type <text:tab/><text:tab/><text:tab/>Column Name <text:tab/>Data Type</text:p>
      <text:p text:style-name="SQL">----------- <text:tab/>--------- <text:tab/><text:tab/><text:tab/>----------- <text:tab/>---------</text:p>
      <text:p text:style-name="SQL">EMPLEADO_DNI <text:tab/>NUMBER(8) <text:tab/><text:tab/><text:tab/>UNIV_COD <text:tab/><text:tab/>NUMBER(5)</text:p>
      <text:p text:style-name="SQL">TRABAJO_COD<text:tab/><text:tab/>NUMBER(5) <text:tab/><text:tab/><text:tab/>NOMBRE_UNIV <text:tab/>VARCHAR(25)</text:p>
      <text:p text:style-name="SQL">FECHA_INICIO <text:tab/>DATE <text:tab/><text:tab/><text:tab/><text:tab/>CIUDAD <text:tab/><text:tab/>VARCHAR(20)</text:p>
      <text:p text:style-name="SQL">FECHA_FIN <text:tab/><text:tab/>DATE<text:tab/> <text:tab/><text:tab/><text:tab/>MUNICIPIO <text:tab/><text:tab/>VARCHAR(2)</text:p>
      <text:p text:style-name="SQL">DPTO_COD <text:tab/><text:tab/>NUMBER(5)<text:tab/> <text:tab/><text:tab/>COD_POSTAL <text:tab/><text:tab/>VARCHAR(5)</text:p>
      <text:p text:style-name="SQL">SUPERVISOR_DNI <text:tab/>NUMBER(8)</text:p>
      <text:p text:style-name="SQL"/>
      <text:p text:style-name="SQL"><text:span text:style-name="T6">HISTORIAL_SALARIAL</text:span> <text:tab/><text:tab/><text:tab/><text:tab/><text:span text:style-name="T3">TRABAJOS</text:span></text:p>
      <text:p text:style-name="SQL">Column Name <text:tab/>Data Type <text:tab/><text:tab/><text:tab/>Column Name <text:tab/>Data Type</text:p>
      <text:p text:style-name="SQL">----------- <text:tab/>--------- <text:tab/><text:tab/><text:tab/>----------- <text:tab/>---------</text:p>
      <text:p text:style-name="SQL">EMPLEADO_DNI <text:tab/>NUMBER(8) <text:tab/><text:tab/><text:tab/>TRABAJO_COD <text:tab/>NUMBER(5)</text:p>
      <text:p text:style-name="SQL">SALARIO <text:tab/><text:tab/>NUMBER <text:tab/><text:tab/><text:tab/>NOMBRE_TRAB <text:tab/>VARCHAR(20)</text:p>
      <text:p text:style-name="SQL">FECHA_COMIENZO <text:tab/>DATE <text:tab/><text:tab/><text:tab/><text:tab/>SALARIO_MIN <text:tab/>NUMBER(2)</text:p>
      <text:p text:style-name="SQL">FECHA_FIN <text:tab/><text:tab/>DATE <text:tab/><text:tab/><text:tab/><text:tab/>SALARIO_MAX <text:tab/>NUMBER(2)</text:p>
      <text:p text:style-name="P4"/>
      <text:p text:style-name="P18">Controlar las siguientes restricciones:</text:p>
      <text:p text:style-name="P4"/>
      <text:list xml:id="list6599484925706399501" text:style-name="L2">
        <text:list-item>
          <text:p text:style-name="P27">Los siguientes atributos son obligatorios:</text:p>
        </text:list-item>
      </text:list>
      <text:list xml:id="list7308713653104377173" text:style-name="L3">
        <text:list-item>
          <text:p text:style-name="P33">NOMBRE (en todas las tablas),</text:p>
        </text:list-item>
        <text:list-item>
          <text:p text:style-name="P33">APELLIDO1 en EMPLEADOS,</text:p>
        </text:list-item>
        <text:list-item>
          <text:p text:style-name="P33">PRESUPUESTO en DEPARTAMENTOS,</text:p>
        </text:list-item>
        <text:list-item>
          <text:p text:style-name="P33">SALARIO en HISTORIAL_SALARIAL y </text:p>
        </text:list-item>
        <text:list-item>
          <text:p text:style-name="P33">SALARIO_MIN y SALARIO_MAX en TRABAJOS.</text:p>
        </text:list-item>
      </text:list>
      <text:list xml:id="list105405156832889" text:continue-list="list6599484925706399501" text:style-name="L2">
        <text:list-header>
          <text:p text:style-name="P27"/>
        </text:list-header>
        <text:list-item>
          <text:p text:style-name="P27">El atributo SEXO en EMPLEADOS sólo puede tomar los valores H para hombre y M para mujer.</text:p>
        </text:list-item>
      </text:list>
      <text:p text:style-name="P8"/>
      <text:list xml:id="list105403923593031" text:continue-numbering="true" text:style-name="L2">
        <text:list-item>
          <text:p text:style-name="P27">Dos DEPARTAMENTOS no se llaman igual. Dos TRABAJOS tampoco.</text:p>
        </text:list-item>
      </text:list>
      <text:p text:style-name="P8"/>
      <text:list xml:id="list105403984487182" text:continue-numbering="true" text:style-name="L2">
        <text:list-item>
          <text:p text:style-name="P27">Cada empleado tiene un solo salario en cada momento. También, cada empleado tendrá asignado un solo trabajo en cada momento.</text:p>
          <text:p text:style-name="P27"/>
        </text:list-item>
        <text:list-item>
          <text:p text:style-name="P27">Se ha de mantener la regla de integridad de referencia y pensar una clave primaria para cada tabla.</text:p>
        </text:list-item>
      </text:list>
      <text:p text:style-name="P10"/>
      <text:p text:style-name="P4">Realizar las siguientes operaciones:</text:p>
      <text:p text:style-name="P10"/>
      <text:list xml:id="list6850039246433203495" text:style-name="L4">
        <text:list-item>
          <text:p text:style-name="P28">Insertar dos filas en cada tabla, rellenando todos sus atributos y haciendo cumplir las restricciones de integridad anteriores.</text:p>
        </text:list-item>
      </text:list>
      <text:p text:style-name="P8"/>
      <text:list xml:id="list105404940767786" text:continue-numbering="true" text:style-name="L4">
        <text:list-item>
          <text:p text:style-name="P28">Inserte las siguientes filas (las columnas que no aparecen se considerarán nulas). </text:p>
        </text:list-item>
      </text:list>
      <text:p text:style-name="P8"/>
      <table:table table:name="Tabla4" table:style-name="Tabla4">
        <table:table-column table:style-name="Tabla4.A"/>
        <table:table-column table:style-name="Tabla4.B" table:number-columns-repeated="2"/>
        <table:table-column table:style-name="Tabla4.D"/>
        <table:table-column table:style-name="Tabla4.E"/>
        <table:table-row>
          <table:table-cell table:style-name="Tabla4.A1" table:number-columns-spanned="5" office:value-type="string">
            <text:p text:style-name="P22">Empleados</text:p>
          </table:table-cell>
          <table:covered-table-cell/>
          <table:covered-table-cell/>
          <table:covered-table-cell/>
          <table:covered-table-cell/>
        </table:table-row>
        <table:table-row>
          <table:table-cell table:style-name="Tabla4.A2" office:value-type="string">
            <text:p text:style-name="P17">NOMBRE</text:p>
          </table:table-cell>
          <table:table-cell table:style-name="Tabla4.A2" office:value-type="string">
            <text:p text:style-name="P17">APELLIDO1</text:p>
          </table:table-cell>
          <table:table-cell table:style-name="Tabla4.A2" office:value-type="string">
            <text:p text:style-name="P17">APELLIDO2</text:p>
          </table:table-cell>
          <table:table-cell table:style-name="Tabla4.A2" office:value-type="string">
            <text:p text:style-name="P17">DNI</text:p>
          </table:table-cell>
          <table:table-cell table:style-name="Tabla4.E2" office:value-type="string">
            <text:p text:style-name="P17">SEXO</text:p>
          </table:table-cell>
        </table:table-row>
        <table:table-row>
          <table:table-cell table:style-name="Tabla4.A4" office:value-type="string">
            <text:p text:style-name="SQL">Sergio</text:p>
          </table:table-cell>
          <table:table-cell table:style-name="Tabla4.C4" office:value-type="string">
            <text:p text:style-name="SQL">Palma</text:p>
          </table:table-cell>
          <table:table-cell table:style-name="Tabla4.C4" office:value-type="string">
            <text:p text:style-name="SQL">Entrena</text:p>
          </table:table-cell>
          <table:table-cell table:style-name="Tabla4.D3" office:value-type="float" office:value="111222">
            <text:p text:style-name="SQL">111222</text:p>
          </table:table-cell>
          <table:table-cell table:style-name="Tabla4.E4" office:value-type="string">
            <text:p text:style-name="SQL">P</text:p>
          </table:table-cell>
        </table:table-row>
        <table:table-row>
          <table:table-cell table:style-name="Tabla4.A4" office:value-type="string">
            <text:p text:style-name="SQL">Lucia</text:p>
          </table:table-cell>
          <table:table-cell table:style-name="Tabla4.C4" office:value-type="string">
            <text:p text:style-name="SQL">Ortega</text:p>
          </table:table-cell>
          <table:table-cell table:style-name="Tabla4.C4" office:value-type="string">
            <text:p text:style-name="SQL">Plus</text:p>
          </table:table-cell>
          <table:table-cell table:style-name="Tabla4.D4" office:value-type="float" office:value="222333">
            <text:p text:style-name="SQL">222333</text:p>
          </table:table-cell>
          <table:table-cell table:style-name="Tabla4.E4" office:value-type="string">
            <text:p text:style-name="SQL"/>
          </table:table-cell>
        </table:table-row>
      </table:table>
      <text:p text:style-name="P21"/>
      <table:table table:name="Tabla5" table:style-name="Tabla5">
        <table:table-column table:style-name="Tabla5.A"/>
        <table:table-column table:style-name="Tabla5.B"/>
        <table:table-column table:style-name="Tabla5.C"/>
        <table:table-column table:style-name="Tabla5.D"/>
        <table:table-column table:style-name="Tabla5.B"/>
        <table:table-column table:style-name="Tabla5.F"/>
        <table:table-row>
          <table:table-cell table:style-name="Tabla5.A1" table:number-columns-spanned="6" office:value-type="string">
            <text:p text:style-name="P17">Historial_Laboral</text:p>
          </table:table-cell>
          <table:covered-table-cell/>
          <table:covered-table-cell/>
          <table:covered-table-cell/>
          <table:covered-table-cell/>
          <table:covered-table-cell/>
        </table:table-row>
        <table:table-row>
          <table:table-cell table:style-name="Tabla5.A2" office:value-type="string">
            <text:p text:style-name="P17">EMPLEADO_DNI</text:p>
          </table:table-cell>
          <table:table-cell table:style-name="Tabla5.A2" office:value-type="string">
            <text:p text:style-name="P17">TRAB_COD</text:p>
          </table:table-cell>
          <table:table-cell table:style-name="Tabla5.A2" office:value-type="string">
            <text:p text:style-name="P17">FECHA_INICIO</text:p>
          </table:table-cell>
          <table:table-cell table:style-name="Tabla5.A2" office:value-type="string">
            <text:p text:style-name="P17">FECHA_FIN</text:p>
          </table:table-cell>
          <table:table-cell table:style-name="Tabla5.A2" office:value-type="string">
            <text:p text:style-name="P17">DPTO_COD</text:p>
          </table:table-cell>
          <table:table-cell table:style-name="Tabla5.F2" office:value-type="string">
            <text:p text:style-name="P17">SUPERVISOR_DNI</text:p>
          </table:table-cell>
        </table:table-row>
        <table:table-row>
          <table:table-cell table:style-name="Tabla5.A3" office:value-type="float" office:value="111222">
            <text:p text:style-name="SQL">111222</text:p>
          </table:table-cell>
          <table:table-cell table:style-name="Tabla5.B3" office:value-type="string">
            <text:p text:style-name="SQL"/>
          </table:table-cell>
          <table:table-cell table:style-name="Tabla5.C3" office:value-type="date" office:date-value="1996-06-16">
            <text:p text:style-name="SQL">16/06/96</text:p>
          </table:table-cell>
          <table:table-cell table:style-name="Tabla5.D3" office:value-type="string">
            <text:p text:style-name="SQL"/>
          </table:table-cell>
          <table:table-cell table:style-name="Tabla5.E3" office:value-type="float" office:value="222333">
            <text:p text:style-name="SQL">222333</text:p>
          </table:table-cell>
          <table:table-cell table:style-name="Tabla5.F3" office:value-type="string">
            <text:p text:style-name="SQL"/>
          </table:table-cell>
        </table:table-row>
      </table:table>
      <text:p text:style-name="SQL"/>
      <text:list xml:id="list105405457955710" text:continue-numbering="true" text:style-name="L4">
        <text:list-header>
          <text:p text:style-name="P30"/>
        </text:list-header>
        <text:list-item>
          <text:p text:style-name="P28">¿Qué ocurre si se modifica esta última fila de historial_laboral asignándole al empleado 111222 un supervisor que no existe en la tabla de empleados?</text:p>
        </text:list-item>
      </text:list>
      <text:p text:style-name="P11"/>
      <text:p text:style-name="P8"/>
      <text:list xml:id="list105403913741254" text:continue-numbering="true" text:style-name="L4">
        <text:list-item>
          <text:p text:style-name="P28">Borre una universidad de la tabla de UNIVERSIDADES ¿Qué le sucede a la restricción de clave ajena de la tabla ESTUDIOS? Altere la definición de la tabla para que se mantenga la restricción aunque se borre una universidad.</text:p>
        </text:list-item>
      </text:list>
      <text:p text:style-name="P8"/>
      <text:list xml:id="list105404345721370" text:continue-numbering="true" text:style-name="L4">
        <text:list-item>
          <text:p text:style-name="P32">Añada una restricción que obligue a que las personas que hayan introducido la CIUDAD tengan que tener el campo COD_POSTAL a NOT NULL. ¿Qué ocurre con las filas ya introducidas?</text:p>
        </text:list-item>
      </text:list>
      <text:p text:style-name="P13"/>
      <text:list xml:id="list105404621983924" text:continue-numbering="true" text:style-name="L4">
        <text:list-item>
          <text:p text:style-name="P28">Añada un nuevo atributo VALORACIÓN en la tabla de EMPLEADOS que indique de 1 a 10 la valoración que obtuvo el empleado en su entrevista de trabajo al iniciar su andadura en la empresa. Ponga el valor por defecto 5 para ese campo.</text:p>
        </text:list-item>
      </text:list>
      <text:p text:style-name="P8"/>
      <text:list xml:id="list105405393024138" text:continue-numbering="true" text:style-name="L4">
        <text:list-item>
          <text:p text:style-name="P28">Elimine la restricción de que el atributo NOMBRE de la tabla EMPLEADOS no puede ser nulo.</text:p>
        </text:list-item>
      </text:list>
      <text:p text:style-name="P8"/>
      <text:list xml:id="list105404015280747" text:continue-numbering="true" text:style-name="L4">
        <text:list-item>
          <text:p text:style-name="P28">Modificar el tipo de datos de DIREC1 de la tabla EMPLEADOS a cadena de caracteres de 40 como máximo.</text:p>
        </text:list-item>
      </text:list>
      <text:p text:style-name="P8"/>
      <text:list xml:id="list105404952920790" text:continue-numbering="true" text:style-name="L4">
        <text:list-item>
          <text:p text:style-name="P28">¿Podría modificar el tipo de datos del atributo FECHA_NAC de la tabla EMPLEADOS Y convertirla a tipo cadena?</text:p>
          <text:p text:style-name="P28"/>
        </text:list-item>
        <text:list-item>
          <text:p text:style-name="P28">Cambiar la clave primaria de EMPLEADOS al NOMBRE y los dos APELLIDOS.</text:p>
        </text:list-item>
      </text:list>
      <text:p text:style-name="P8"/>
      <text:list xml:id="list105405633824437" text:continue-numbering="true" text:style-name="L4">
        <text:list-item>
          <text:p text:style-name="P28">Crear una nueva tabla llamada INFORMACIÓN UNIVERSITARIA que tenga el NOMBRE y los dos APELLIDOS (en un solo atributo) de todos los EMPLEADOS junto con la UNIVERSIDAD donde estudiaron. Cárguela con los datos correspondientes.</text:p>
        </text:list-item>
      </text:list>
      <text:p text:style-name="P11"/>
      <text:list xml:id="list105405109974037" text:continue-numbering="true" text:style-name="L4">
        <text:list-item>
          <text:p text:style-name="P28">Crear una vista llamada NOMBRE_EMPLEADOS con el NOMBRE y los dos APELLIDOS (en un solo atributo) de todos los EMPLEADOS que son de Málaga.</text:p>
        </text:list-item>
      </text:list>
      <text:p text:style-name="P8"/>
      <text:list xml:id="list105404784366760" text:continue-numbering="true" text:style-name="L4">
        <text:list-item>
          <text:p text:style-name="P28">Crear otra vista llamada INFORMACION_EMPLEADOS con el NOMBRE y los dos APELLIDOS (en un solo atributo) y EDAD (no fecha de nacimiento) de todos los EMPLEADOS.</text:p>
          <text:p text:style-name="P28"/>
        </text:list-item>
        <text:list-item>
          <text:p text:style-name="P28">Crear otra vista sobre la anterior llamada INFORMACION_ACTUAL que dispone de toda la información de INFORMACION_EMPLEADOS junto con el SALARIO que está cobrando en este momento.</text:p>
        </text:list-item>
      </text:list>
      <text:p text:style-name="P8"/>
      <text:list xml:id="list105403958633787" text:continue-numbering="true" text:style-name="L4">
        <text:list-item>
          <text:p text:style-name="P28">Borrar todas las tablas. ¿Hay que tener en cuenta las claves ajenas a la hora de borrar las tablas?</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10 Pitch" svg:font-family="'Courier 10 Pitch'" style:font-pitch="fixed"/>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4pt" style:font-size-asian="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style:font-name="Century Schoolbook" fo:font-family="'Century Schoolbook'" style:font-family-generic="roman" style:font-pitch="variable" fo:font-size="12pt" fo:language="es" fo:country="ES"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706cm" fo:margin-bottom="0cm" loext:contextual-spacing="false" fo:line-height="0.423cm" fo:keep-with-next="always"/>
      <style:text-properties fo:text-transform="uppercase" style:font-name="Times" fo:font-family="Times" style:font-family-generic="roman" style:font-pitch="variable" fo:font-size="11pt" fo:language="es" fo:country="ES" fo:font-weight="bold" style:font-size-asian="11pt" style:font-weight-asian="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autospace="non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autospace="non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autospace="non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autospace="none"/>
      <style:text-properties style:font-name="Arial" fo:font-family="Arial" style:font-family-generic="swiss" style:font-pitch="variable" fo:font-size="12pt"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font-weight-complex="bold"/>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style:font-name="Arial" fo:font-family="Arial" style:font-family-generic="swiss" style:font-pitch="variable" fo:font-size="11pt" fo:language="en" fo:country="GB"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keep-with-next="always" style:text-autospace="none"/>
      <style:text-properties style:font-name="Arial" fo:font-family="Arial" style:font-family-generic="swiss" style:font-pitch="variable" fo:font-size="12pt" style:text-underline-style="solid" style:text-underline-width="auto" style:text-underline-color="font-color" style:font-size-asian="12pt" style:font-name-complex="Arial" style:font-family-complex="Arial" style:font-family-generic-complex="swiss" style:font-pitch-complex="variable"/>
    </style:style>
    <style:style style:name="Lista_20_con_20_viñetas" style:display-name="Lista con viñetas" style:family="paragraph" style:parent-style-name="Standard" style:list-style-name="WW8Num16">
      <style:paragraph-properties fo:margin-left="0.63cm" fo:margin-right="0cm" fo:text-align="justify" style:justify-single-word="false" fo:text-indent="-0.63cm" style:auto-text-indent="false"/>
      <style:text-properties style:font-name="Arial" fo:font-family="Arial" style:font-family-generic="swiss" style:font-pitch="variable" fo:font-size="14pt" fo:language="es" fo:country="ES" style:font-size-asian="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1" fo:font-family="Arial" style:font-style-name="Normal" style:font-family-generic="swiss" style:font-pitch="variable" fo:font-size="9pt" fo:language="es" fo:country="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language="es" fo:country="ES"/>
    </style:style>
    <style:style style:name="Texto_20_independiente_20_2" style:display-name="Texto independiente 2" style:family="paragraph" style:parent-style-name="Standard">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Epígrafe" style:family="paragraph" style:parent-style-name="Standard" style:next-style-name="Standard">
      <style:paragraph-properties fo:margin-top="0.212cm" fo:margin-bottom="0.212cm" loext:contextual-spacing="false"/>
      <style:text-properties fo:language="es" fo:country="ES" fo:font-weight="bold" style:font-weight-asian="bold"/>
    </style:style>
    <style:style style:name="Texto_20_de_20_bloque" style:display-name="Texto de bloque" style:family="paragraph" style:parent-style-name="Standard">
      <style:paragraph-properties fo:margin-left="1.501cm" fo:margin-right="6.997cm" fo:text-indent="0cm" style:auto-text-indent="false" fo:padding-left="0.141cm" fo:padding-right="1.094cm" fo:padding-top="0.035cm" fo:padding-bottom="0.035cm" fo:border="0.51pt solid #000000"/>
      <style:text-properties fo:language="es" fo:country="ES"/>
    </style:style>
    <style:style style:name="Text" style:family="paragraph" style:parent-style-name="Standard" style:class="extra">
      <style:paragraph-properties fo:margin-left="0cm" fo:margin-right="0cm" fo:margin-top="0.353cm" fo:margin-bottom="0cm" loext:contextual-spacing="false" fo:line-height="0.423cm" fo:text-align="justify" style:justify-single-word="false" fo:text-indent="0.801cm" style:auto-text-indent="false"/>
      <style:text-properties style:font-name="Times" fo:font-family="Times" style:font-family-generic="roman" style:font-pitch="variable" fo:font-size="11pt" fo:language="es" fo:country="ES" style:font-size-asian="11pt"/>
    </style:style>
    <style:style style:name="Texto_20_independiente_20_3" style:display-name="Texto independiente 3" style:family="paragraph" style:parent-style-name="Standard">
      <style:paragraph-properties fo:text-align="justify"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Texto_20_comentario" style:display-name="Texto comentario" style:family="paragraph" style:parent-style-name="Standard">
      <style:text-properties fo:language="es" fo:country="ES"/>
    </style:style>
    <style:style style:name="Normal_20__28_Web_29_" style:display-name="Normal (Web)" style:family="paragraph" style:parent-style-name="Standard">
      <style:paragraph-properties fo:margin-top="0.176cm" fo:margin-bottom="0.176cm" loext:contextual-spacing="false"/>
      <style:text-properties fo:font-size="12pt" style:font-size-asian="12pt" style:font-size-complex="12pt"/>
    </style:style>
    <style:style style:name="Sangría_20_2_20_de_20_t._20_independiente" style:display-name="Sangría 2 de t. independiente" style:family="paragraph" style:parent-style-name="Standard">
      <style:paragraph-properties fo:margin-left="2.498cm" fo:margin-right="0cm" fo:text-align="justify" style:justify-single-word="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1.249cm" fo:margin-right="0cm"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QL" style:family="paragraph" style:parent-style-name="Standard">
      <style:text-properties style:font-name="Courier 10 Pitch" fo:font-family="'Courier 10 Pitch'" style:font-pitch="fixed" fo:font-size="10pt" fo:font-weight="normal" style:font-weight-asian="normal" style:font-weight-complex="normal"/>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fo:font-size="8pt" style:font-size-asian="8pt"/>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11z0" style:family="text">
      <style:text-properties fo:font-weight="bold" style:font-weight-asian="bold"/>
    </style:style>
    <style:style style:name="WW8Num16z0" style:family="text">
      <style:text-properties style:font-name="Times New Roman" fo:font-family="'Times New Roman'" style:font-family-generic="roman" style:font-pitch="variable"/>
    </style:style>
    <style:style style:name="WW8Num19z0" style:family="text">
      <style:text-properties style:font-name="Wingdings" fo:font-family="Wingdings" style:font-pitch="variable" style:font-charset="x-symbol" fo:font-size="8pt" style:font-size-asian="8pt"/>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19z4" style:family="text">
      <style:text-properties style:font-name="Courier New" fo:font-family="'Courier New'" style:font-family-generic="modern"/>
    </style:style>
    <style:style style:name="WW8Num24z0" style:family="text">
      <style:text-properties style:font-name="Wingdings" fo:font-family="Wingdings" style:font-pitch="variable" style:font-charset="x-symbol"/>
    </style:style>
    <style:style style:name="WW8Num24z1" style:family="text">
      <style:text-properties style:font-name="Courier New" fo:font-family="'Courier New'" style:font-family-generic="modern"/>
    </style:style>
    <style:style style:name="WW8Num24z3" style:family="text">
      <style:text-properties style:font-name="Symbol" fo:font-family="Symbol" style:font-family-generic="roman" style:font-pitch="variable" style:font-charset="x-symbol"/>
    </style:style>
    <style:style style:name="WW8Num31z0" style:family="text">
      <style:text-properties style:font-name="Wingdings" fo:font-family="Wingdings" style:font-pitch="variable" style:font-charset="x-symbol" fo:font-size="8pt" style:font-size-asian="8pt"/>
    </style:style>
    <style:style style:name="WW8Num31z1" style:family="text">
      <style:text-properties style:font-name="Courier New" fo:font-family="'Courier New'" style:font-family-generic="modern"/>
    </style:style>
    <style:style style:name="WW8Num31z2" style:family="text">
      <style:text-properties style:font-name="Wingdings" fo:font-family="Wingdings" style:font-pitch="variable" style:font-charset="x-symbol"/>
    </style:style>
    <style:style style:name="WW8Num31z3" style:family="text">
      <style:text-properties style:font-name="Symbol" fo:font-family="Symbol" style:font-family-generic="roman"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family-generic="modern"/>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family-generic="roman" style:font-pitch="variable" style:font-charset="x-symbol"/>
    </style:style>
    <style:style style:name="WW8Num34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7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3.122cm" fo:text-indent="-0.635cm" fo:margin-left="3.122cm"/>
        </style:list-level-properties>
        <style:text-properties style:font-name="Times New Roman"/>
      </text:list-level-style-bullet>
      <text:list-level-style-bullet text:level="2" text:style-name="WW8Num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4z1" text:bullet-char="o">
        <style:list-level-properties text:list-level-position-and-space-mode="label-alignment">
          <style:list-level-label-alignment text:label-followed-by="listtab" text:list-tab-stop-position="3.149cm" fo:text-indent="-0.635cm" fo:margin-left="3.149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959cm" fo:text-indent="-0.635cm" fo:margin-left="6.959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769cm" fo:text-indent="-0.635cm" fo:margin-left="10.769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WW8Num19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9z4"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9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9z4"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9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text:list-tab-stop-position="1.296cm" fo:text-indent="-0.635cm" fo:margin-left="1.296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text:list-tab-stop-position="2.566cm" fo:text-indent="-0.635cm" fo:margin-left="2.566cm"/>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text:list-tab-stop-position="3.836cm" fo:text-indent="-0.635cm" fo:margin-left="3.836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106cm" fo:text-indent="-0.635cm" fo:margin-left="5.106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text:list-tab-stop-position="6.376cm" fo:text-indent="-0.635cm" fo:margin-left="6.376cm"/>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text:list-tab-stop-position="7.646cm" fo:text-indent="-0.635cm" fo:margin-left="7.64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8.916cm" fo:text-indent="-0.635cm" fo:margin-left="8.91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text:list-tab-stop-position="10.186cm" fo:text-indent="-0.635cm" fo:margin-left="10.18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5cm" style:type="center"/>
          <style:tab-stop style:position="15.998cm" style:type="right"/>
        </style:tab-stops>
      </style:paragraph-properties>
      <style:text-properties officeooo:paragraph-rsid="00187195"/>
    </style:style>
    <style:style style:name="MT1" style:family="text">
      <style:text-properties officeooo:rsid="0018719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801cm" fo:margin-left="0cm" fo:margin-right="0cm" fo:margin-top="0.702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Ejercicios SQL - <text:span text:style-name="MT1">Definición</text:span> de Datos - <text:span text:style-name="MT1">Solución<text:tab/><text:tab/>Página </text:span><text:span text:style-name="MT1"><text:page-number text:select-page="current">0</text:page-number></text:span><text:span text:style-name="MT1"> de </text:span><text:span text:style-name="MT1"><text:page-count>5</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jercicios de Lenguaje Definición de Datos - DDL</dc:title>
    <meta:initial-creator>LUIS ISIDRO MARTINEZ GIMENEZ</meta:initial-creator>
    <meta:creation-date>2008-01-18T13:45:00</meta:creation-date>
    <dc:date>2017-10-23T10:54:03.489227495</dc:date>
    <meta:print-date>2005-07-29T15:53:00</meta:print-date>
    <meta:editing-cycles>18</meta:editing-cycles>
    <meta:editing-duration>PT2H7M7S</meta:editing-duration>
    <meta:generator>LibreOffice/5.1.6.2$Linux_X86_64 LibreOffice_project/10m0$Build-2</meta:generator>
    <meta:document-statistic meta:table-count="3" meta:image-count="0" meta:object-count="0" meta:page-count="5" meta:paragraph-count="142" meta:word-count="994" meta:character-count="6904" meta:non-whitespace-character-count="5889"/>
    <meta:user-defined meta:name="Información 1"/>
    <meta:user-defined meta:name="Información 2"/>
    <meta:user-defined meta:name="Información 3"/>
    <meta:user-defined meta:name="Información 4"/>
  </office:meta>
</office:document-meta>
</file>